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0.896cm" fo:min-width="5.064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weight="bold" style:font-weight-asian="bold" style:font-weight-complex="bold"/>
    </style:style>
    <style:style style:name="T3" style:family="text">
      <style:text-properties style:font-name="Arial3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2">Analysis</text:span></text:p>
            <text:p text:style-name="P1"><text:span text:style-name="T2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3">dpcR</text:span></text:p>
            <text:p text:style-name="P1"><text:span text:style-name="T2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3">bioamp()</text:span></text:p>
            <text:p text:style-name="P8"><text:span text:style-name="T3">compare_dens()</text:span></text:p>
            <text:p text:style-name="P8"><text:span text:style-name="T3">dpcReport()</text:span></text:p>
            <text:p text:style-name="P8"><text:span text:style-name="T3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3">read_QX100()</text:span></text:p>
            <text:p text:style-name="P8"><text:span text:style-name="T3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3">dpcR</text:span></text:p>
            <text:p text:style-name="P1"><text:span text:style-name="T2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3">*.Rdata</text:span></text:p>
            <text:p text:style-name="P8"><text:span text:style-name="T3">*.csv</text:span></text:p>
            <text:p text:style-name="P8"><text:span text:style-name="T3">*.XLS</text:span></text:p>
            <text:p text:style-name="P8"><text:span text:style-name="T3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4" draw:text-style-name="P1" draw:layer="layout" svg:width="5.688cm" svg:height="1.27cm" svg:x="10.177cm" svg:y="6.604cm">
          <text:p text:style-name="P11"><text:span text:style-name="T4">Pre-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0T10:06:17.318253845</dc:date>
    <meta:editing-duration>PT10H6M23S</meta:editing-duration>
    <meta:editing-cycles>12</meta:editing-cycles>
    <meta:generator>LibreOffice/5.0.0.5$Linux_x86 LibreOffice_project/00m0$Build-5</meta:generator>
    <meta:document-statistic meta:object-count="40"/>
  </office:meta>
</office:document-meta>
</file>